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ynamicRepositoryClassLoader.setAddedRepositories( ClassPathEntry [ ] addedRepositor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RepositoryClassLoader.shouldReload( String name , boolean fo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ynamicRepositoryClassLoader.shouldReloa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RepositoryClassLoader.destr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ynamicRepositoryClassLoader.getAddedReposito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RepositoryClassLoader.resetClassPathEntries( ClassPathEntry [ ] oldClass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ynamicRepositoryClassLoader.onEvent( EventIterator event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DynamicRepositoryClassLoader.addClassPathEntry( ClassPathEntry c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ynamicRepositoryClassLoader.unregisterListen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ynamicRepositoryClassLoader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ynamicRepositoryClassLoader.DynamicRepositoryClassLoader( Session session , DynamicRepositoryClassLoader old , ClassLoader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ynamicRepositoryClassLoader.registerModificationListen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ynamicRepositoryClassLoader.shouldReloa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ynamicRepositoryClassLoader.expireResource( ClassLoaderResource r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ynamicRepositoryClassLoader.reconfigure( String [ ] class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ynamicRepositoryClassLoader.pathChang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ynamicRepositoryClassLoader.reinstantiate( Session session , ClassLoader par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ynamicRepositoryClassLoader.buildRepositor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ynamicRepositoryClassLoader.findClassLoaderResource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ynamicRepositoryClassLoader.DynamicRepositoryClassLoader( Session session , String [ ] classPath , ClassLoader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ynamicRepositoryClassLoader.isDirt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